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ibuja un ordinograma de un programa que muestre por pantalla los 20 primeros números naturales(1, 2, 3,...., 20).</text:p>
      <text:p text:style-name="P1"/>
      <text:p text:style-name="P1">2. Dibuja un ordinograma de un programa que muestre los números pares comprendidos entre el 1 y el 200, sumando de 2 en 2.</text:p>
      <text:p text:style-name="P1"/>
      <text:p text:style-name="P1">3. Dibuja un ordinograma de un programa que muestre los números pares comprendidos entre el 1 y el 200, sumando de 1 en 1.</text:p>
      <text:p text:style-name="P1"/>
      <text:p text:style-name="P1">4. Dibuja un ordinograma de un programa que muestre lo números desde el 1 hasta un número N que se introducirá por teclado.</text:p>
      <text:p text:style-name="P1"/>
      <text:p text:style-name="P1">5. Dibuja un ordinograma de un programa que lea un número positivo N y calcule y visualice su factorial N!</text:p>
      <text:p text:style-name="P1">Siendo el factorial:</text:p>
      <text:p text:style-name="P1"><text:tab/>0! = 1</text:p>
      <text:p text:style-name="P1"><text:tab/>1! = 1</text:p>
      <text:p text:style-name="P1"><text:tab/>2! = 2 * 1</text:p>
      <text:p text:style-name="P1"><text:tab/>3! = 3 * 2 * 1</text:p>
      <text:p text:style-name="P1"><text:tab/>4! = 4 * 3 * 2 * 1</text:p>
      <text:p text:style-name="P1"><text:tab/>N! = N * (N-1) * (N - 2)........... * 3 * 2 * 1</text:p>
      <text:p text:style-name="P1"/>
      <text:p text:style-name="P1">6. Dibuja un ordinograma de un programa que lea 100 números no nulos y visualice un mensaje de si ha leído algún número negativo o no.</text:p>
      <text:p text:style-name="P1"/>
      <text:p text:style-name="P1">7. Dibuja un ordinograma de un programa que lea 100 números no nulos y visualice un mensaje indicando cuántos son positivos y cuantos negativ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20:11:20.765830318</meta:creation-date>
    <dc:date>2021-10-14T20:33:13.111423484</dc:date>
    <meta:editing-duration>PT10M2S</meta:editing-duration>
    <meta:editing-cycles>1</meta:editing-cycles>
    <meta:document-statistic meta:table-count="0" meta:image-count="0" meta:object-count="0" meta:page-count="1" meta:paragraph-count="14" meta:word-count="205" meta:character-count="995" meta:non-whitespace-character-count="798"/>
    <meta:generator>LibreOffice/7.2.1.2$Linux_X86_64 LibreOffice_project/2c9f9a7aa7c967a1b7ec3448959cff87b32f6580</meta:generator>
  </office:meta>
</office:document-meta>
</file>